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4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3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 table:number-columns-spanned="3" table:number-rows-spanned="1">
            <text:p>STIME <text:span text:style-name="T1">g </text:span><text:span text:style-name="T2">CORRETTE</text:span></text:p>
          </table:table-cell>
          <table:covered-table-cell table:number-columns-repeated="2" table:style-name="ce2"/>
          <table:table-cell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2"/>
          <table:table-cell/>
        </table:table-row>
        <table:table-row table:style-name="ro2">
          <table:table-cell table:style-name="ce2" office:value-type="string">
            <text:p>Tipo di Dato</text:p>
          </table:table-cell>
          <table:table-cell table:style-name="ce5" office:value-type="string">
            <text:p>g [m/s2] corretto</text:p>
          </table:table-cell>
          <table:table-cell table:style-name="ce8" office:value-type="string">
            <text:p>σ<text:span text:style-name="T3">g </text:span><text:span text:style-name="T4">[m/s2]</text:span></text:p>
          </table:table-cell>
          <table:table-cell table:style-name="ce2" office:value-type="string">
            <text:p>Compatibilità</text:p>
          </table:table-cell>
        </table:table-row>
        <table:table-row table:style-name="ro2">
          <table:table-cell table:style-name="ce3" office:value-type="string">
            <text:p>15'</text:p>
          </table:table-cell>
          <table:table-cell table:style-name="ce6" table:formula="of:=8.91213+  0.344939" office:value-type="float" office:value="9.257069">
            <text:p>9.3</text:p>
          </table:table-cell>
          <table:table-cell table:style-name="ce6" table:formula="of:=0.229184+0.11809" office:value-type="float" office:value="0.347274">
            <text:p>0.3</text:p>
          </table:table-cell>
          <table:table-cell table:style-name="ce9" office:value-type="float" office:value="1.69">
            <text:p>1.69</text:p>
          </table:table-cell>
        </table:table-row>
        <table:table-row table:style-name="ro2">
          <table:table-cell table:style-name="ce3" office:value-type="string">
            <text:p>30'</text:p>
          </table:table-cell>
          <table:table-cell table:style-name="ce6" table:formula="of:=9.30248+0.172471" office:value-type="float" office:value="9.474951">
            <text:p>9.5</text:p>
          </table:table-cell>
          <table:table-cell table:style-name="ce6" table:formula="of:=0.172233+0.0590455" office:value-type="float" office:value="0.2312785">
            <text:p>0.2</text:p>
          </table:table-cell>
          <table:table-cell table:style-name="ce9" office:value-type="float" office:value="1.53">
            <text:p>1.53</text:p>
          </table:table-cell>
        </table:table-row>
        <table:table-row table:style-name="ro2">
          <table:table-cell table:style-name="ce3" office:value-type="string">
            <text:p>45'</text:p>
          </table:table-cell>
          <table:table-cell table:style-name="ce6" table:formula="of:=9.29104+0.114983" office:value-type="float" office:value="9.406023">
            <text:p>9.4</text:p>
          </table:table-cell>
          <table:table-cell table:style-name="ce6" table:formula="of:=0.152106+0.0393643" office:value-type="float" office:value="0.1914703">
            <text:p>0.2</text:p>
          </table:table-cell>
          <table:table-cell table:style-name="ce9" office:value-type="float" office:value="2.03">
            <text:p>2.03</text:p>
          </table:table-cell>
        </table:table-row>
        <table:table-row table:style-name="ro2">
          <table:table-cell table:style-name="ce4" office:value-type="string">
            <text:p>45' peso</text:p>
          </table:table-cell>
          <table:table-cell table:style-name="ce7" table:formula="of:=9.34498+0.225624" office:value-type="float" office:value="9.570604">
            <text:p>9.57</text:p>
          </table:table-cell>
          <table:table-cell table:style-name="ce7" table:formula="of:=0.0870921+0.00676841" office:value-type="float" office:value="0.09386051">
            <text:p>0.09</text:p>
          </table:table-cell>
          <table:table-cell table:style-name="ce10" office:value-type="float" office:value="2.62">
            <text:p>2.62</text:p>
          </table:table-cell>
        </table:table-row>
        <table:table-row table:style-name="ro2">
          <table:table-cell table:number-columns-repeated="4"/>
        </table:table-row>
        <table:table-row table:style-name="ro3" table:number-rows-repeated="104856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00:45:05</meta:creation-date>
    <dc:date>2014-02-28T13:00:54</dc:date>
    <meta:editing-duration>PT8M30S</meta:editing-duration>
    <meta:editing-cycles>8</meta:editing-cycles>
    <meta:generator>LibreOffice/3.5$Linux_x86 LibreOffice_project/350m1$Build-2</meta:generator>
    <meta:document-statistic meta:table-count="3" meta:cell-count="21" meta:object-count="0"/>
  </office:meta>
</office:document-meta>
</file>